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d2e" officeooo:paragraph-rsid="0005ed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habe mir eine kleine Struktur überlegt. Ich hätte gerne Irgendwann eine Zentrale Main Site</text:p>
      <text:p text:style-name="P1"/>
      <text:p text:style-name="P1">bspw.</text:p>
      <text:p text:style-name="P1"/>
      <text:p text:style-name="P1"><text:a xlink:type="simple" xlink:href="http://www.networkhybird.de/" text:style-name="Internet_20_link" text:visited-style-name="Visited_20_Internet_20_Link">www.networkhybird.de</text:a></text:p>
      <text:p text:style-name="P1">Dort ist dann quasi die zentrale Anlaufstelle mit den Verlinkungen zu den Services aber auch um zu checken ob Services gewartet werden, etc. maybe auch Release-Notes.</text:p>
      <text:p text:style-name="P1"/>
      <text:p text:style-name="P1">Auf dieser Sollen dann die Verlinkungen bspw. Zu wiki.networkhybrid.de; db.networkhybrid.de; etc. vorhanden sein.</text:p>
      <text:p text:style-name="P1"/>
      <text:p text:style-name="P1">Wenn man dann auch das wiki geht hätte ich gerne die möglichkeit sich anzumelden. <text:span text:style-name="T1">(Vielleicht kann man da auch Seitenübergreifende Accounts erstellen (so eine Art Networkhybrid.de Account)) <text:line-break/></text:span><text:span text:style-name="T2">Aber das ist erstmal nur Fiktion.</text:span></text:p>
      <text:p text:style-name="P1"><text:span text:style-name="T2"/></text:p>
      <text:p text:style-name="P1"><text:span text:style-name="T2">Hier sind jetzt erstmal die Punkte. (Sag gerne, falls es sinn macht in einer anderen Reihenfolge zu arbeiten. Bspw. Erst Accountmanagement und dann alles weiter oder sowas)</text:span></text:p>
      <text:p text:style-name="P1"><text:span text:style-name="T2"/></text:p>
      <text:p text:style-name="P1"><text:span text:style-name="T2">Ich hätte im Wiki gerne folgendes irgendwann integriert<text:line-break/><text:line-break/>- Abgetrennte Bereiche zwischen Berufsschule und anderen Inhalten (bspw. Privates Knowledge, Networkstuff, etc. (aber so, dass die Berufsschule auf jeden Fall einen eigenen Bereich hat.))</text:span></text:p>
      <text:p text:style-name="P1"><text:span text:style-name="T2"/></text:p>
      <text:p text:style-name="P1"><text:span text:style-name="T2">- Funktion um direkt auf der Seite neue Seiten zu erstellen (mit GUI) (damit wir nicht immer alles übers Terminal erstellen müssen und ich auch einfach erstellte Seiten / Einträge bearbeiten kann) (gibt noch viel Potenzial in diese Richtung)</text:span></text:p>
      <text:p text:style-name="P1"><text:span text:style-name="T2"/></text:p>
      <text:p text:style-name="P1"><text:span text:style-name="T2">- Account-Management (komplett Networkhybrid.de übergreifend!?)</text:span></text:p>
      <text:p text:style-name="P1"><text:span text:style-name="T2"/></text:p>
      <text:p text:style-name="P1"><text:span text:style-name="T2">- und weiterhin bin ich offen für weitere geniale Ideen um irgendwann ein komplexes “Netzwerk” an Website aufbauen zu können</text:span></text:p>
      <text:p text:style-name="P1"><text:span text:style-name="T2"/></text:p>
      <text:p text:style-name="P1"><text:span text:style-name="T2">Wenn du irgendwas nicht ganz versehest gerne nachfragen…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4:59:06.518966874</meta:creation-date>
    <dc:date>2026-03-13T15:06:59.435716932</dc:date>
    <meta:editing-duration>PT7M53S</meta:editing-duration>
    <meta:editing-cycles>1</meta:editing-cycles>
    <meta:document-statistic meta:table-count="0" meta:image-count="0" meta:object-count="0" meta:page-count="1" meta:paragraph-count="12" meta:word-count="221" meta:character-count="1522" meta:non-whitespace-character-count="1311"/>
    <meta:generator>LibreOffice/24.2.7.2$Linux_X86_64 LibreOffice_project/420$Build-2</meta:generator>
  </office:meta>
</office:document-meta>
</file>